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631cm" fo:min-width="5.078cm"/>
    </style:style>
    <style:style style:name="gr3" style:family="graphic" style:parent-style-name="standard">
      <style:graphic-properties draw:textarea-horizontal-align="justify" draw:textarea-vertical-align="middle" draw:auto-grow-height="false" fo:min-height="2.292cm" fo:min-width="4.422cm"/>
    </style:style>
    <style:style style:name="gr4" style:family="graphic" style:parent-style-name="standard">
      <style:graphic-properties draw:stroke="dash" draw:stroke-dash="Dashed_20__28_var_29_" svg:stroke-width="0.106cm" draw:marker-start-width="0.359cm" draw:marker-end-width="0.359cm" draw:fill="none" draw:opacity="100%" draw:opacity-name="" draw:textarea-horizontal-align="justify" draw:textarea-vertical-align="middle" draw:auto-grow-height="false" fo:min-height="6.52cm" fo:min-width="26.844cm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7" style:family="graphic" style:parent-style-name="standard">
      <style:graphic-properties draw:stroke="dash" draw:stroke-dash="Dashed_20__28_var_29_" svg:stroke-width="0.106cm" draw:marker-start-width="0.359cm" draw:marker-end-width="0.359cm" draw:fill="none" draw:opacity="100%" draw:opacity-name="" draw:textarea-horizontal-align="justify" draw:textarea-vertical-align="middle" draw:auto-grow-height="false" fo:min-height="13.511cm" fo:min-width="26.088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color="#000000" draw:marker-end="Small_20_Arrow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042cm" fo:min-width="3.062cm"/>
    </style:style>
    <style:style style:name="gr11" style:family="graphic" style:parent-style-name="standard">
      <style:graphic-properties draw:textarea-horizontal-align="justify" draw:textarea-vertical-align="middle" draw:auto-grow-height="false" fo:min-height="2.291cm" fo:min-width="1.89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Circle" draw:marker-end-width="0.3cm" draw:fill="none" draw:textarea-vertical-align="middle"/>
    </style:style>
    <style:style style:name="gr14" style:family="graphic" style:parent-style-name="standard">
      <style:graphic-properties svg:stroke-color="#000000" draw:marker-end="Circle" draw:textarea-vertical-align="middle"/>
    </style:style>
    <style:style style:name="gr15" style:family="graphic" style:parent-style-name="standard">
      <style:graphic-properties svg:stroke-width="0.035cm" svg:stroke-color="#000000" draw:marker-start-width="0.252cm" draw:marker-end="Circle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5.08cm" svg:height="3.81cm" svg:x="4.556cm" svg:y="21.447cm">
          <text:p text:style-name="P1">Ego state:</text:p>
          <text:p text:style-name="P1">x,y,s,d,yaw,v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477cm" svg:height="4.318cm" svg:x="10.906cm" svg:y="21.447cm">
          <text:p text:style-name="P1">Environment state</text:p>
          <text:p text:style-name="P1">(other vehicles):</text:p>
          <text:p text:style-name="P1">id,x,y,vx,vy,s,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12" draw:id="id12" draw:layer="layout" svg:width="5.715cm" svg:height="3.81cm" svg:x="18.526cm" svg:y="21.447cm">
          <text:p text:style-name="P1">Previous path:</text:p>
          <text:p text:style-name="P1">x,y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13" draw:id="id13" draw:layer="layout" svg:width="5.715cm" svg:height="3.81cm" svg:x="24.876cm" svg:y="21.447cm">
          <text:p text:style-name="P1">Previous path’s </text:p>
          <text:p text:style-name="P1">last point:</text:p>
          <text:p text:style-name="P1">s,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draw:layer="layout" svg:width="28.194cm" svg:height="7.62cm" svg:x="3.54cm" svg:y="20.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Si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3.81cm" svg:height="3.81cm" svg:x="15.605cm" svg:y="5.445cm">
          <text:p text:style-name="P1">FSM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81cm" svg:height="2.54cm" svg:x="8.62cm" svg:y="6.08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1cm" svg:height="3.81cm" svg:x="25.765cm" svg:y="13.7cm">
          <text:p text:style-name="P1">Trajectory</text:p>
          <text:p text:style-name="P1">gener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8.194cm" svg:height="15.367cm" svg:x="3.54cm" svg:y="3.413cm">
          <text:p text:style-name="P1"><text:span text:style-name="T1">C++ progra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xml:id="id4" draw:id="id4" draw:layer="layout" svg:x1="27.67cm" svg:y1="18.78cm" svg:x2="27.67cm" svg:y2="20.05cm">
          <text:p/>
        </draw:line>
        <draw:connector draw:style-name="gr9" draw:text-style-name="P1" draw:layer="layout" svg:x1="12.43cm" svg:y1="7.35cm" svg:x2="15.605cm" svg:y2="7.35cm" draw:start-shape="id1" draw:start-glue-point="1" draw:end-shape="id2" svg:d="M12430 7350h3175" svg:viewBox="0 0 3176 1">
          <text:p/>
        </draw:connector>
        <draw:connector draw:style-name="gr9" draw:text-style-name="P1" draw:layer="layout" svg:x1="27.67cm" svg:y1="17.51cm" svg:x2="27.67cm" svg:y2="18.78cm" draw:start-shape="id3" draw:start-glue-point="2" draw:end-shape="id4" draw:end-glue-point="0" svg:d="M27670 17510v1270" svg:viewBox="0 0 1 1271">
          <text:p/>
        </draw:connector>
        <draw:custom-shape draw:style-name="gr10" draw:text-style-name="P1" xml:id="id9" draw:id="id9" draw:layer="layout" svg:width="3.81cm" svg:height="2.54cm" svg:x="8.62cm" svg:y="10.398cm">
          <text:p text:style-name="P1">R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8" draw:id="id8" draw:layer="layout" svg:width="3.81cm" svg:height="2.54cm" svg:x="11.16cm" svg:y="14.97cm">
          <text:p text:style-name="P1">Vehic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3.81cm" svg:height="2.54cm" svg:x="5.953cm" svg:y="14.97cm">
          <text:p text:style-name="P1">E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3.937cm" svg:height="2.54cm" svg:x="18.78cm" svg:y="10.398cm">
          <text:p text:style-name="P1">Starting</text:p>
          <text:p text:style-name="P1">poi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1" xml:id="id11" draw:id="id11" draw:layer="layout" svg:width="3.937cm" svg:height="2.54cm" svg:x="25.638cm" svg:y="6.08cm">
          <text:p text:style-name="P1">Goal</text:p>
          <text:p text:style-name="P1">poi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svg:x1="7.096cm" svg:y1="21.447cm" svg:x2="7.858cm" svg:y2="17.51cm" draw:start-shape="id5" draw:start-glue-point="0" draw:end-shape="id6" svg:d="M7096 21447v-1968h762v-1969" svg:viewBox="0 0 763 3938">
          <text:p/>
        </draw:connector>
        <draw:connector draw:style-name="gr9" draw:text-style-name="P1" draw:layer="layout" svg:x1="14.145cm" svg:y1="21.447cm" svg:x2="13.065cm" svg:y2="17.51cm" draw:start-shape="id7" draw:start-glue-point="4" draw:end-shape="id8" draw:end-glue-point="2" svg:d="M14145 21447v-1968h-1080v-1969" svg:viewBox="0 0 1081 3938">
          <text:p/>
        </draw:connector>
        <draw:connector draw:style-name="gr12" draw:text-style-name="P3" draw:layer="layout" draw:type="lines" draw:line-skew="0cm 0.514cm" svg:x1="7.858cm" svg:y1="14.97cm" svg:x2="10.525cm" svg:y2="12.938cm" draw:start-shape="id6" draw:start-glue-point="0" draw:end-shape="id9" draw:end-glue-point="2" svg:d="M7858 14970v-501l2667-515v-1016" svg:viewBox="0 0 2668 2033">
          <text:p/>
        </draw:connector>
        <draw:connector draw:style-name="gr13" draw:text-style-name="P3" draw:layer="layout" draw:type="lines" svg:x1="13.065cm" svg:y1="14.97cm" svg:x2="10.436cm" svg:y2="13.906cm" draw:start-shape="id8" draw:start-glue-point="0" svg:d="M13065 14970v-501l-2629-563" svg:viewBox="0 0 2630 1065">
          <text:p/>
        </draw:connector>
        <draw:connector draw:style-name="gr12" draw:text-style-name="P3" draw:layer="layout" draw:type="lines" svg:x1="10.525cm" svg:y1="10.398cm" svg:x2="10.525cm" svg:y2="8.62cm" draw:start-shape="id9" draw:start-glue-point="0" draw:end-shape="id1" svg:d="M10525 10398v-501-776-501" svg:viewBox="0 0 1 1779">
          <text:p/>
        </draw:connector>
        <draw:connector draw:style-name="gr12" draw:text-style-name="P3" draw:layer="layout" draw:type="line" svg:x1="12.43cm" svg:y1="11.668cm" svg:x2="19.173cm" svg:y2="11.668cm" draw:start-shape="id9" draw:end-shape="id10" draw:end-glue-point="6" svg:d="M12430 11668h6743" svg:viewBox="0 0 6744 1">
          <text:p/>
        </draw:connector>
        <draw:connector draw:style-name="gr12" draw:text-style-name="P3" draw:layer="layout" draw:type="line" svg:x1="19.415cm" svg:y1="7.35cm" svg:x2="26.031cm" svg:y2="7.35cm" draw:start-shape="id2" draw:start-glue-point="1" draw:end-shape="id11" draw:end-glue-point="6" svg:d="M19415 7350h6616" svg:viewBox="0 0 6617 1">
          <text:p/>
        </draw:connector>
        <draw:connector draw:style-name="gr12" draw:text-style-name="P3" draw:layer="layout" draw:type="line" svg:x1="27.607cm" svg:y1="8.62cm" svg:x2="27.67cm" svg:y2="13.7cm" draw:start-shape="id11" draw:start-glue-point="8" draw:end-shape="id3" svg:d="M27607 8620l63 5080" svg:viewBox="0 0 64 5081">
          <text:p/>
        </draw:connector>
        <draw:connector draw:style-name="gr12" draw:text-style-name="P3" draw:layer="layout" svg:x1="21.383cm" svg:y1="21.447cm" svg:x2="25.765cm" svg:y2="15.605cm" draw:start-shape="id12" draw:start-glue-point="4" draw:end-shape="id3" draw:end-glue-point="3" svg:d="M21383 21447v-5842h4382" svg:viewBox="0 0 4383 5843">
          <text:p/>
        </draw:connector>
        <draw:connector draw:style-name="gr14" draw:text-style-name="P1" draw:layer="layout" svg:x1="27.733cm" svg:y1="21.447cm" svg:x2="21.343cm" svg:y2="20.638cm" draw:start-shape="id13" draw:start-glue-point="4" svg:d="M27733 21447v-655h-6390v-154" svg:viewBox="0 0 6391 810">
          <text:p/>
        </draw:connector>
        <draw:connector draw:style-name="gr15" draw:text-style-name="P1" draw:layer="layout" svg:x1="22.316cm" svg:y1="11.668cm" svg:x2="27.777cm" svg:y2="11.672cm" draw:start-shape="id10" draw:start-glue-point="9" svg:d="M22316 11668h3182v4h2279" svg:viewBox="0 0 5462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0:18:10.319000000</meta:creation-date>
    <dc:date>2017-08-28T00:06:31.368000000</dc:date>
    <meta:editing-duration>PT16M21S</meta:editing-duration>
    <meta:editing-cycles>5</meta:editing-cycles>
    <meta:generator>LibreOffice/5.2.3.3$Windows_x86 LibreOffice_project/d54a8868f08a7b39642414cf2c8ef2f228f780cf</meta:generator>
    <meta:document-statistic meta:object-count="28"/>
  </office:meta>
</office:document-meta>
</file>